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92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72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5.8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e8f2a1" draw:textarea-horizontal-align="justify" draw:textarea-vertical-align="middle" draw:auto-grow-height="false" fo:min-height="1.337cm" fo:min-width="7.75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3.944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75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6.168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7.119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4.897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5" draw:marker-end-width="0.3cm" draw:fill="none" draw:textarea-vertical-align="middle" loext:decorative="fals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02cm" fo:min-width="5.532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loext:decorative="false"/>
      <style:paragraph-properties style:writing-mode="lr-tb"/>
    </style:style>
    <style:style style:name="gr29" style:family="graphic" style:parent-style-name="objectwithoutfill">
      <style:graphic-properties draw:fill="none" loext:decorative="false"/>
    </style:style>
    <style:style style:name="gr30" style:family="graphic" style:parent-style-name="standard">
      <style:graphic-properties draw:fill="solid" draw:fill-color="#ffa6a6" draw:textarea-horizontal-align="justify" draw:textarea-vertical-align="middle" draw:auto-grow-height="false" fo:min-height="1.654cm" fo:min-width="2.357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19" draw:marker-end-width="0.3cm" draw:fill="none" loext:decorative="false"/>
    </style:style>
    <style:style style:name="gr32" style:family="graphic" style:parent-style-name="standard">
      <style:graphic-properties draw:fill="solid" draw:fill-color="#afd095" draw:textarea-horizontal-align="justify" draw:textarea-vertical-align="middle" draw:auto-grow-height="false" fo:min-height="1.654cm" fo:min-width="2.357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Arrowheads_20_20" draw:marker-end-width="0.3cm" draw:fill="none" loext:decorative="false"/>
    </style:style>
    <style:style style:name="gr34" style:family="graphic" style:parent-style-name="objectwithoutfill">
      <style:graphic-properties draw:marker-end="Arrowheads_20_21" draw:marker-end-width="0.3cm" draw:fill="none" loext:decorative="false"/>
    </style:style>
    <style:style style:name="gr35" style:family="graphic" style:parent-style-name="objectwithoutfill">
      <style:graphic-properties draw:marker-end="Arrowheads_20_22" draw:marker-end-width="0.3cm" draw:fill="none" loext:decorative="false"/>
    </style:style>
    <style:style style:name="gr36" style:family="graphic" style:parent-style-name="standard">
      <style:graphic-properties draw:fill="solid" draw:fill-color="#ffde59" draw:textarea-horizontal-align="justify" draw:textarea-vertical-align="middle" draw:auto-grow-height="false" fo:min-height="0.385cm" fo:min-width="25.852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solid" draw:fill-color="#e8f2a1"/>
      <style:paragraph-properties fo:text-align="center" style:writing-mode="lr-tb"/>
      <style:text-properties fo:font-size="1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a6a6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1" style:family="paragraph">
      <loext:graphic-properties draw:fill="solid" draw:fill-color="#ffde59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21cm" svg:height="1.27cm" svg:x="20.685cm" svg:y="16.557cm">
          <text:p text:style-name="P1"><text:span text:style-name="T1">Payload…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2cm" svg:height="1.27cm" svg:x="4.175cm" svg:y="16.557cm">
          <text:p text:style-name="P1"><text:span text:style-name="T1">Key</text:span></text:p>
          <text:p text:style-name="P1"><text:span text:style-name="T1">Type: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.635cm" svg:y="16.557cm">
          <text:p text:style-name="P1"><text:span text:style-name="T1">Cipher</text:span></text:p>
          <text:p text:style-name="P1"><text:span text:style-name="T1">Suite: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3.065cm" svg:y="16.557cm">
          <text:p text:style-name="P1"><text:span text:style-name="T1">SessionId:19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8cm" svg:height="1.27cm" svg:x="8.937cm" svg:y="16.557cm">
          <text:p text:style-name="P1"><text:span text:style-name="T1">MessageIV: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6.875cm" svg:y="16.557cm">
          <text:p text:style-name="P1"><text:span text:style-name="T1">AuthTag:12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1.27cm" svg:x="16.875cm" svg:y="1.635cm">
          <text:p text:style-name="P1"><text:span text:style-name="T1">Chunk Meta or</text:span></text:p>
          <text:p text:style-name="P1"><text:span text:style-name="T1">Chunk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8.255cm" svg:height="1.587cm" svg:x="14.97cm" svg:y="4.81cm">
          <text:p text:style-name="P1"><text:span text:style-name="T1">Serialize Meta or</text:span></text:p>
          <text:p text:style-name="P1"><text:span text:style-name="T1"><text:s/></text:span><text:span text:style-name="T1">compress / obfuscat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444cm" svg:height="1.587cm" svg:x="23.86cm" svg:y="4.81cm">
          <text:p text:style-name="P1"><text:span text:style-name="T1">ID-MAC-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445cm" svg:height="1.27cm" svg:x="23.86cm" svg:y="7.35cm">
          <text:p text:style-name="P1"><text:span text:style-name="T1">ChunkId:256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255cm" svg:height="1.27cm" svg:x="14.97cm" svg:y="7.35cm">
          <text:p text:style-name="P1"><text:span text:style-name="T1">Unencrypted Payload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668cm" svg:height="2.857cm" svg:x="18.462cm" svg:y="11.16cm">
          <text:p text:style-name="P1"><text:span text:style-name="T1">A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619cm" svg:height="1.27cm" svg:x="8.62cm" svg:y="1.635cm">
          <text:p text:style-name="P1"><text:span text:style-name="T1">crypt_key:512 (PR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5.397cm" svg:height="2.857cm" svg:x="8.938cm" svg:y="4.81cm">
          <text:p text:style-name="P1"><text:span text:style-name="T1">One-step KDF</text:span></text:p>
          <text:p text:style-name="P1"><text:span text:style-name="T1">(SHA25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6.08cm" svg:y1="6.08cm" svg:x2="8.937cm" svg:y2="6.08cm">
          <text:p text:style-name="P5"><text:span text:style-name="T2">sessionid</text:span></text:p>
        </draw:line>
        <draw:line draw:style-name="gr15" draw:text-style-name="P7" draw:layer="layout" svg:x1="23.86cm" svg:y1="9.572cm" svg:x2="23.86cm" svg:y2="11.16cm">
          <text:p text:style-name="P5"><text:span text:style-name="T3">aad</text:span></text:p>
        </draw:line>
        <draw:line draw:style-name="gr16" draw:text-style-name="P8" draw:layer="layout" svg:x1="26.082cm" svg:y1="2.905cm" svg:x2="26.082cm" svg:y2="4.81cm">
          <text:p/>
        </draw:line>
        <draw:line draw:style-name="gr16" draw:text-style-name="P8" draw:layer="layout" svg:x1="20.107cm" svg:y1="2.905cm" svg:x2="20.05cm" svg:y2="4.81cm">
          <text:p/>
        </draw:line>
        <draw:line draw:style-name="gr16" draw:text-style-name="P8" draw:layer="layout" svg:x1="20.05cm" svg:y1="6.397cm" svg:x2="20.05cm" svg:y2="7.35cm">
          <text:p/>
        </draw:line>
        <draw:line draw:style-name="gr16" draw:text-style-name="P8" draw:layer="layout" svg:x1="26.082cm" svg:y1="6.397cm" svg:x2="26.082cm" svg:y2="7.35cm">
          <text:p/>
        </draw:line>
        <draw:line draw:style-name="gr17" draw:text-style-name="P8" draw:layer="layout" svg:x1="2.587cm" svg:y1="17.827cm" svg:x2="2.587cm" svg:y2="18.78cm">
          <text:p/>
        </draw:line>
        <draw:line draw:style-name="gr17" draw:text-style-name="P8" draw:layer="layout" svg:x1="5.127cm" svg:y1="17.827cm" svg:x2="5.127cm" svg:y2="18.78cm">
          <text:p/>
        </draw:line>
        <draw:line draw:style-name="gr17" draw:text-style-name="P8" draw:layer="layout" svg:x1="7.35cm" svg:y1="17.827cm" svg:x2="7.35cm" svg:y2="18.78cm">
          <text:p/>
        </draw:line>
        <draw:line draw:style-name="gr17" draw:text-style-name="P8" draw:layer="layout" svg:x1="10.842cm" svg:y1="17.827cm" svg:x2="10.842cm" svg:y2="18.78cm">
          <text:p/>
        </draw:line>
        <draw:line draw:style-name="gr18" draw:text-style-name="P8" draw:layer="layout" svg:x1="2.587cm" svg:y1="18.78cm" svg:x2="27.035cm" svg:y2="18.78cm">
          <text:p/>
        </draw:line>
        <draw:line draw:style-name="gr19" draw:text-style-name="P8" draw:layer="layout" svg:x1="22.59cm" svg:y1="14.017cm" svg:x2="22.59cm" svg:y2="16.557cm">
          <text:p/>
        </draw:line>
        <draw:line draw:style-name="gr20" draw:text-style-name="P7" draw:layer="layout" svg:x1="11.477cm" svg:y1="2.905cm" svg:x2="11.477cm" svg:y2="4.81cm">
          <text:p text:style-name="P5"><text:span text:style-name="T3">key</text:span></text:p>
        </draw:line>
        <draw:custom-shape draw:style-name="gr21" draw:text-style-name="P2" draw:layer="layout" svg:width="5.397cm" svg:height="1.27cm" svg:x="8.937cm" svg:y="9.255cm">
          <text:p text:style-name="P1"><text:span text:style-name="T1">SessionKey:256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1.477cm" svg:y1="7.667cm" svg:x2="11.477cm" svg:y2="9.255cm">
          <text:p/>
        </draw:line>
        <draw:line draw:style-name="gr23" draw:text-style-name="P7" draw:layer="layout" svg:x1="20.05cm" svg:y1="8.62cm" svg:x2="20.05cm" svg:y2="11.16cm">
          <text:p/>
        </draw:line>
        <draw:line draw:style-name="gr24" draw:text-style-name="P7" draw:layer="layout" svg:x1="15.605cm" svg:y1="13.7cm" svg:x2="18.462cm" svg:y2="13.7cm">
          <text:p text:style-name="P5"><text:span text:style-name="T3">iv</text:span></text:p>
        </draw:line>
        <draw:custom-shape draw:style-name="gr9" draw:text-style-name="P2" draw:layer="layout" svg:width="4.445cm" svg:height="1.27cm" svg:x="23.86cm" svg:y="1.635cm">
          <text:p text:style-name="P1"><text:span text:style-name="T1">id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7" draw:layer="layout" svg:x1="15.605cm" svg:y1="11.795cm" svg:x2="18.462cm" svg:y2="11.795cm">
          <text:p text:style-name="P5"><text:span text:style-name="T3">key</text:span></text:p>
        </draw:line>
        <draw:line draw:style-name="gr18" draw:text-style-name="P8" draw:layer="layout" svg:x1="11.427cm" svg:y1="10.524cm" svg:x2="11.427cm" svg:y2="11.794cm">
          <text:p/>
        </draw:line>
        <draw:line draw:style-name="gr16" draw:text-style-name="P8" draw:layer="layout" svg:x1="24.812cm" svg:y1="3.54cm" svg:x2="24.812cm" svg:y2="4.81cm">
          <text:p/>
        </draw:line>
        <draw:line draw:style-name="gr18" draw:text-style-name="P8" draw:layer="layout" svg:x1="21.32cm" svg:y1="2.905cm" svg:x2="21.32cm" svg:y2="3.54cm">
          <text:p/>
        </draw:line>
        <draw:line draw:style-name="gr18" draw:text-style-name="P8" draw:layer="layout" svg:x1="14.97cm" svg:y1="12.747cm" svg:x2="6.08cm" svg:y2="12.747cm">
          <text:p/>
        </draw:line>
        <draw:line draw:style-name="gr26" draw:text-style-name="P8" draw:layer="layout" svg:x1="18.78cm" svg:y1="14.017cm" svg:x2="18.78cm" svg:y2="16.557cm">
          <text:p/>
        </draw:line>
        <draw:custom-shape draw:style-name="gr27" draw:text-style-name="P2" draw:layer="layout" svg:width="6.032cm" svg:height="1.27cm" svg:x="1.635cm" svg:y="1.635cm">
          <text:p text:style-name="P1"><text:span text:style-name="T1">“</text:span><text:span text:style-name="T1">borg-session-key-CIPHERNAM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7" draw:layer="layout" svg:x1="6.08cm" svg:y1="5.127cm" svg:x2="8.937cm" svg:y2="5.127cm">
          <text:p text:style-name="P5"><text:span text:style-name="T3">domain</text:span></text:p>
        </draw:line>
        <draw:line draw:style-name="gr29" draw:text-style-name="P8" draw:layer="layout" svg:x1="6.08cm" svg:y1="2.905cm" svg:x2="6.08cm" svg:y2="5.127cm">
          <text:p/>
        </draw:line>
        <draw:custom-shape draw:style-name="gr30" draw:text-style-name="P9" draw:layer="layout" svg:width="2.857cm" svg:height="1.904cm" svg:x="1.635cm" svg:y="5.446cm">
          <text:p text:style-name="P1"><text:span text:style-name="T1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8" draw:layer="layout" svg:x1="6.08cm" svg:y1="6.08cm" svg:x2="6.08cm" svg:y2="12.747cm">
          <text:p/>
        </draw:line>
        <draw:line draw:style-name="gr31" draw:text-style-name="P8" draw:layer="layout" svg:x1="14.97cm" svg:y1="12.747cm" svg:x2="14.97cm" svg:y2="16.557cm">
          <text:p/>
        </draw:line>
        <draw:custom-shape draw:style-name="gr32" draw:text-style-name="P10" draw:layer="layout" svg:width="2.857cm" svg:height="1.904cm" svg:x="1.635cm" svg:y="12.43cm">
          <text:p text:style-name="P1"><text:span text:style-name="T1">C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10.842cm" svg:y1="13.7cm" svg:x2="10.842cm" svg:y2="16.557cm">
          <text:p/>
        </draw:line>
        <draw:line draw:style-name="gr29" draw:text-style-name="P8" draw:layer="layout" svg:x1="23.86cm" svg:y1="9.572cm" svg:x2="26.082cm" svg:y2="9.572cm">
          <text:p/>
        </draw:line>
        <draw:line draw:style-name="gr29" draw:text-style-name="P8" draw:layer="layout" svg:x1="27.035cm" svg:y1="18.78cm" svg:x2="27.035cm" svg:y2="9.572cm">
          <text:p/>
        </draw:line>
        <draw:line draw:style-name="gr34" draw:text-style-name="P8" draw:layer="layout" svg:x1="27.035cm" svg:y1="9.572cm" svg:x2="26.082cm" svg:y2="9.572cm">
          <text:p/>
        </draw:line>
        <draw:line draw:style-name="gr35" draw:text-style-name="P8" draw:layer="layout" svg:x1="26.082cm" svg:y1="8.62cm" svg:x2="26.082cm" svg:y2="9.572cm">
          <text:p/>
        </draw:line>
        <draw:custom-shape draw:style-name="gr36" draw:text-style-name="P11" draw:layer="layout" svg:width="26.352cm" svg:height="0.635cm" svg:x="1.635cm" svg:y="19.415cm">
          <text:p text:style-name="P1"><text:span text:style-name="T1">Borg 2.0 crypto – 2023-12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8" draw:layer="layout" svg:x1="4.492cm" svg:y1="6.08cm" svg:x2="6.08cm" svg:y2="6.08cm">
          <text:p/>
        </draw:line>
        <draw:custom-shape draw:style-name="gr3" draw:text-style-name="P2" draw:layer="layout" svg:width="2.54cm" svg:height="1.27cm" svg:x="6.397cm" svg:y="16.557cm">
          <text:p text:style-name="P1"><text:span text:style-name="T1">rsrvd:8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4.97cm" svg:y1="17.827cm" svg:x2="14.97cm" svg:y2="18.78cm">
          <text:p/>
        </draw:line>
        <draw:line draw:style-name="gr18" draw:text-style-name="P8" draw:layer="layout" svg:x1="15.605cm" svg:y1="13.7cm" svg:x2="4.492cm" svg:y2="13.7cm">
          <text:p/>
        </draw:line>
        <draw:line draw:style-name="gr18" draw:text-style-name="P8" draw:layer="layout" svg:x1="15.605cm" svg:y1="11.795cm" svg:x2="11.477cm" svg:y2="11.795cm">
          <text:p/>
        </draw:line>
        <draw:line draw:style-name="gr37" draw:text-style-name="P7" draw:layer="layout" svg:x1="21.32cm" svg:y1="3.54cm" svg:x2="24.812cm" svg:y2="3.54cm">
          <text:p text:style-name="P5"><text:span text:style-name="T3">data</text:span></text:p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vertical-align="bottom" draw:shadow-offset-x="0.203cm" draw:shadow-offset-y="0.203cm" draw:parallel="fals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15:25.098628533</meta:creation-date>
    <dc:date>2023-12-01T17:18:32.017023026</dc:date>
    <meta:editing-duration>PT2H44M2S</meta:editing-duration>
    <meta:editing-cycles>44</meta:editing-cycles>
    <meta:generator>LibreOffice/7.6.3.2$MacOSX_AARCH64 LibreOffice_project/29d686fea9f6705b262d369fede658f824154cc0</meta:generator>
    <meta:document-statistic meta:object-count="57"/>
  </office:meta>
</office:document-meta>
</file>